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Atlas Grotesk" svg:font-family="'Atlas Grotesk', sans-serif"/>
    <style:font-face style:name="STIXGeneral-Regular" svg:font-family="STIXGeneral-Regular"/>
    <style:font-face style:name="Source Sans Pro" svg:font-family="'Source Sans Pro', ff-tisa-web-pro, Georgia, Arial, sans-serif"/>
    <style:font-face style:name="arial" svg:font-family="arial, sans-serif"/>
    <style:font-face style:name="wf segoe-ui light" svg:font-family="'wf segoe-ui light', 'wf segoe-ui semilight', 'wf segoe-ui normal',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text-properties officeooo:rsid="001d13b1" officeooo:paragraph-rsid="001d13b1"/>
    </style:style>
    <style:style style:name="P3" style:family="paragraph" style:parent-style-name="Standard">
      <style:text-properties officeooo:rsid="001d13b1" officeooo:paragraph-rsid="0066b6f0"/>
    </style:style>
    <style:style style:name="P4" style:family="paragraph" style:parent-style-name="Standard">
      <style:text-properties officeooo:rsid="001d13b1" officeooo:paragraph-rsid="007e87fa"/>
    </style:style>
    <style:style style:name="P5" style:family="paragraph" style:parent-style-name="Standard">
      <style:text-properties officeooo:paragraph-rsid="001d13b1"/>
    </style:style>
    <style:style style:name="P6" style:family="paragraph" style:parent-style-name="Standard">
      <style:text-properties officeooo:rsid="0023dc65" officeooo:paragraph-rsid="00245800"/>
    </style:style>
    <style:style style:name="P7" style:family="paragraph" style:parent-style-name="Standard">
      <style:text-properties officeooo:rsid="00245800" officeooo:paragraph-rsid="00245800"/>
    </style:style>
    <style:style style:name="P8" style:family="paragraph" style:parent-style-name="Standard">
      <style:text-properties officeooo:rsid="00245800" officeooo:paragraph-rsid="00450efc"/>
    </style:style>
    <style:style style:name="P9" style:family="paragraph" style:parent-style-name="Standard">
      <style:text-properties officeooo:rsid="00245800" officeooo:paragraph-rsid="0048672d"/>
    </style:style>
    <style:style style:name="P10" style:family="paragraph" style:parent-style-name="Standard">
      <style:text-properties officeooo:rsid="0025e08f" officeooo:paragraph-rsid="004923fd"/>
    </style:style>
    <style:style style:name="P11" style:family="paragraph" style:parent-style-name="Standard">
      <style:text-properties officeooo:rsid="003beeb0" officeooo:paragraph-rsid="003ee293"/>
    </style:style>
    <style:style style:name="P12" style:family="paragraph" style:parent-style-name="Standard">
      <style:text-properties officeooo:rsid="005504c2" officeooo:paragraph-rsid="005b09d6"/>
    </style:style>
    <style:style style:name="P13" style:family="paragraph" style:parent-style-name="Standard">
      <style:text-properties officeooo:rsid="0055a068" officeooo:paragraph-rsid="0055a068"/>
    </style:style>
    <style:style style:name="P14" style:family="paragraph" style:parent-style-name="Standard">
      <style:text-properties officeooo:rsid="00643812" officeooo:paragraph-rsid="00643812"/>
    </style:style>
    <style:style style:name="P15" style:family="paragraph" style:parent-style-name="Standard">
      <style:text-properties officeooo:rsid="0066b6f0" officeooo:paragraph-rsid="0066b6f0"/>
    </style:style>
    <style:style style:name="P16" style:family="paragraph" style:parent-style-name="Standard">
      <style:text-properties officeooo:rsid="007d5043" officeooo:paragraph-rsid="007e87fa"/>
    </style:style>
    <style:style style:name="P17" style:family="paragraph" style:parent-style-name="Standard">
      <style:text-properties officeooo:paragraph-rsid="00883c99"/>
    </style:style>
    <style:style style:name="P18" style:family="paragraph" style:parent-style-name="Standard">
      <style:text-properties officeooo:paragraph-rsid="008c78f9"/>
    </style:style>
    <style:style style:name="P19" style:family="paragraph" style:parent-style-name="Standard">
      <style:text-properties officeooo:rsid="005989ee" officeooo:paragraph-rsid="005b09d6"/>
    </style:style>
    <style:style style:name="P20" style:family="paragraph" style:parent-style-name="Standard">
      <style:text-properties officeooo:rsid="003d22ed" officeooo:paragraph-rsid="0040dc2a"/>
    </style:style>
    <style:style style:name="P21" style:family="paragraph" style:parent-style-name="Standard">
      <style:text-properties officeooo:rsid="007e87fa" officeooo:paragraph-rsid="007e87fa"/>
    </style:style>
    <style:style style:name="P22" style:family="paragraph" style:parent-style-name="Standard" style:list-style-name="L1">
      <style:text-properties officeooo:rsid="007e87fa" officeooo:paragraph-rsid="007e87fa"/>
    </style:style>
    <style:style style:name="P23" style:family="paragraph" style:parent-style-name="Standard" style:list-style-name="L1">
      <style:text-properties officeooo:rsid="007f5038" officeooo:paragraph-rsid="007f5038"/>
    </style:style>
    <style:style style:name="P24" style:family="paragraph" style:parent-style-name="Standard">
      <style:text-properties fo:font-style="italic" officeooo:rsid="0024f448" officeooo:paragraph-rsid="00450efc" style:font-style-asian="italic" style:font-style-complex="italic"/>
    </style:style>
    <style:style style:name="P25" style:family="paragraph" style:parent-style-name="Standard">
      <style:text-properties officeooo:rsid="00305448" officeooo:paragraph-rsid="004923fd"/>
    </style:style>
    <style:style style:name="P26" style:family="paragraph" style:parent-style-name="Standard">
      <style:text-properties officeooo:rsid="00883c99" officeooo:paragraph-rsid="008c78f9"/>
    </style:style>
    <style:style style:name="P27" style:family="paragraph" style:parent-style-name="Standard">
      <style:text-properties officeooo:rsid="0092adfb" officeooo:paragraph-rsid="0092adfb"/>
    </style:style>
    <style:style style:name="P28" style:family="paragraph" style:parent-style-name="Standard">
      <style:text-properties officeooo:rsid="0096bae8" officeooo:paragraph-rsid="0096bae8"/>
    </style:style>
    <style:style style:name="P29" style:family="paragraph" style:parent-style-name="Standard">
      <style:text-properties officeooo:rsid="00670dbe" officeooo:paragraph-rsid="009e370a"/>
    </style:style>
    <style:style style:name="P30" style:family="paragraph" style:parent-style-name="Standard">
      <style:text-properties officeooo:paragraph-rsid="009c269b"/>
    </style:style>
    <style:style style:name="P31" style:family="paragraph" style:parent-style-name="Standard">
      <style:text-properties officeooo:paragraph-rsid="009ff809"/>
    </style:style>
    <style:style style:name="P32" style:family="paragraph" style:parent-style-name="Heading_20_1">
      <style:paragraph-properties fo:text-align="center" style:justify-single-word="false"/>
    </style:style>
    <style:style style:name="T1" style:family="text">
      <style:text-properties officeooo:rsid="001e9618"/>
    </style:style>
    <style:style style:name="T2" style:family="text">
      <style:text-properties fo:font-style="italic" style:font-style-asian="italic" style:font-style-complex="italic"/>
    </style:style>
    <style:style style:name="T3" style:family="text">
      <style:text-properties fo:font-style="italic" officeooo:rsid="0024f448" style:font-style-asian="italic" style:font-style-complex="italic"/>
    </style:style>
    <style:style style:name="T4" style:family="text">
      <style:text-properties fo:font-style="italic" officeooo:rsid="0020b943" style:font-style-asian="italic" style:font-style-complex="italic"/>
    </style:style>
    <style:style style:name="T5" style:family="text">
      <style:text-properties fo:font-style="italic" officeooo:rsid="003d22ed" style:font-style-asian="italic" style:font-style-complex="italic"/>
    </style:style>
    <style:style style:name="T6" style:family="text">
      <style:text-properties fo:font-style="italic" officeooo:rsid="00421d73" style:font-style-asian="italic" style:font-style-complex="italic"/>
    </style:style>
    <style:style style:name="T7" style:family="text">
      <style:text-properties fo:font-style="italic" officeooo:rsid="00442c1f" style:font-style-asian="italic" style:font-style-complex="italic"/>
    </style:style>
    <style:style style:name="T8" style:family="text">
      <style:text-properties officeooo:rsid="0023dc65"/>
    </style:style>
    <style:style style:name="T9" style:family="text">
      <style:text-properties fo:font-variant="normal" fo:text-transform="none" fo:color="#47494d" style:text-line-through-style="none" style:text-line-through-type="none" style:font-name="STIXGeneral-Regular" fo:font-size="11.1499996185303pt" fo:letter-spacing="normal" fo:font-style="normal" style:text-underline-style="none" fo:font-weight="normal" style:text-blinking="false" fo:padding="0cm" fo:border="none"/>
    </style:style>
    <style:style style:name="T10" style:family="text">
      <style:text-properties fo:font-variant="normal" fo:text-transform="none" fo:color="#808080" style:font-name="arial" fo:font-size="12pt" fo:letter-spacing="normal" fo:font-style="normal" fo:font-weight="normal"/>
    </style:style>
    <style:style style:name="T11" style:family="text">
      <style:text-properties fo:font-variant="normal" fo:text-transform="none" fo:color="#222222" style:font-name="Arial" fo:font-size="8.5pt" fo:letter-spacing="normal" fo:font-style="normal" fo:font-weight="normal"/>
    </style:style>
    <style:style style:name="T12" style:family="text">
      <style:text-properties fo:font-variant="normal" fo:text-transform="none" fo:color="#222222" style:font-name="Arial" fo:font-size="8.5pt" fo:letter-spacing="normal" fo:font-style="normal" fo:font-weight="normal" officeooo:rsid="009a68e0"/>
    </style:style>
    <style:style style:name="T13" style:family="text">
      <style:text-properties fo:font-variant="normal" fo:text-transform="none" fo:color="#222222" style:font-name="Arial" fo:font-size="8.5pt" fo:letter-spacing="normal" fo:font-style="italic" fo:font-weight="normal" officeooo:rsid="009a68e0"/>
    </style:style>
    <style:style style:name="T14" style:family="text">
      <style:text-properties fo:font-variant="normal" fo:text-transform="none" fo:color="#222222" fo:letter-spacing="normal"/>
    </style:style>
    <style:style style:name="T15" style:family="text">
      <style:text-properties fo:font-style="normal" officeooo:rsid="00442c1f" style:font-style-asian="normal" style:font-style-complex="normal"/>
    </style:style>
    <style:style style:name="T16" style:family="text">
      <style:text-properties fo:font-style="normal" officeooo:rsid="00450efc" style:font-style-asian="normal" style:font-style-complex="normal"/>
    </style:style>
    <style:style style:name="T17" style:family="text">
      <style:text-properties officeooo:rsid="00275b79"/>
    </style:style>
    <style:style style:name="T18" style:family="text">
      <style:text-properties officeooo:rsid="0027ec51"/>
    </style:style>
    <style:style style:name="T19" style:family="text">
      <style:text-properties officeooo:rsid="0033b928"/>
    </style:style>
    <style:style style:name="T20" style:family="text">
      <style:text-properties officeooo:rsid="003d22ed"/>
    </style:style>
    <style:style style:name="T21" style:family="text">
      <style:text-properties officeooo:rsid="0050e45a"/>
    </style:style>
    <style:style style:name="T22" style:family="text">
      <style:text-properties officeooo:rsid="005635c8"/>
    </style:style>
    <style:style style:name="T23" style:family="text">
      <style:text-properties officeooo:rsid="005989ee"/>
    </style:style>
    <style:style style:name="T24" style:family="text">
      <style:text-properties officeooo:rsid="006038b3"/>
    </style:style>
    <style:style style:name="T25" style:family="text">
      <style:text-properties officeooo:rsid="00617699"/>
    </style:style>
    <style:style style:name="T26" style:family="text">
      <style:text-properties officeooo:rsid="0066be81"/>
    </style:style>
    <style:style style:name="T27" style:family="text">
      <style:text-properties officeooo:rsid="00670dbe"/>
    </style:style>
    <style:style style:name="T28" style:family="text">
      <style:text-properties officeooo:rsid="006de9c3"/>
    </style:style>
    <style:style style:name="T29" style:family="text">
      <style:text-properties officeooo:rsid="00779fe7"/>
    </style:style>
    <style:style style:name="T30" style:family="text">
      <style:text-properties officeooo:rsid="00883c99"/>
    </style:style>
    <style:style style:name="T31" style:family="text">
      <style:text-properties officeooo:rsid="008c2262"/>
    </style:style>
    <style:style style:name="T32" style:family="text">
      <style:text-properties officeooo:rsid="0091b3ae"/>
    </style:style>
    <style:style style:name="T33" style:family="text">
      <style:text-properties officeooo:rsid="00946401"/>
    </style:style>
    <style:style style:name="T34" style:family="text">
      <style:text-properties officeooo:rsid="0097fad7"/>
    </style:style>
    <style:style style:name="T35" style:family="text">
      <style:text-properties officeooo:rsid="00983d4f"/>
    </style:style>
    <style:style style:name="T36" style:family="text">
      <style:text-properties fo:color="#222222" style:font-name="Arial" fo:font-size="8.5pt" fo:letter-spacing="normal" fo:font-style="italic" fo:font-weight="normal"/>
    </style:style>
    <style:style style:name="T37" style:family="text">
      <style:text-properties officeooo:rsid="009a68e0"/>
    </style:style>
    <style:style style:name="T38" style:family="text">
      <style:text-properties officeooo:rsid="009c269b"/>
    </style:style>
    <style:style style:name="T39" style:family="text">
      <style:text-properties officeooo:rsid="0066b6f0"/>
    </style:style>
    <style:style style:name="T40" style:family="text">
      <style:text-properties officeooo:rsid="00a22335"/>
    </style:style>
    <style:style style:name="T41" style:family="text">
      <style:text-properties officeooo:rsid="00a3392c"/>
    </style:style>
    <style:style style:name="T42" style:family="text">
      <style:text-properties officeooo:rsid="00a4d2b8"/>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Machine Learning Engineer Nanodegree<text:line-break/>Capstone Proposal</text:h>
      <text:p text:style-name="P5"/>
      <text:p text:style-name="P1"><text:span text:style-name="T21">Michael Low<text:line-break/>11th February</text:span> 20<text:span text:style-name="T21">17</text:span></text:p>
      <text:p text:style-name="P2"/>
      <text:p text:style-name="P2"/>
      <text:h text:style-name="Heading_20_2" text:outline-level="2">Domain Background</text:h>
      <text:p text:style-name="P15">I have to chosen to work on the Dogs vs Cats Redux Kaggle competition (Kaggle, no date)<text:span text:style-name="T29">, which is the challenge of automatically distinguishing photos of dogs from photos of cats.</text:span></text:p>
      <text:p text:style-name="P3"/>
      <text:p text:style-name="P14">This has been a task that is traditionally very easy for humans, but difficult for computers<text:span text:style-name="T26"> due to large variety of shapes, breeds, colours, photo composition, lighting and so on in the photos</text:span>.<text:span text:style-name="T27"> Ten years ago, it was used as a CAPTCHA challenge (Microsoft, 2007) to distinguish human users of a system from computers. In 2008, techniques in computer vision advanced to sufficiently attack the CAPTCHA with 82.7% accuracy with a SVM classifier (Golle, 2008) making it no longer viable. Modern computer vision techniques using convolutional neural networks should be able to improve on this substantially further still.</text:span></text:p>
      <text:p text:style-name="P2"/>
      <text:p text:style-name="P13"><text:span text:style-name="T24">I think t</text:span>his is an exciting challenge to <text:span text:style-name="T25">work on as</text:span>, although it may have limited use itself, <text:span text:style-name="T28">it encapsulates the</text:span> <text:span text:style-name="T25">fundamental</text:span> techniques needed to solve <text:span text:style-name="T28">a wide range of computer vision problems into a simple problem domain. Consequently, the methods used to achieve high accuracy on the Dogs vs Cats problem can then be applied to to a wide range of today's computer vision challenges.</text:span></text:p>
      <text:h text:style-name="Heading_20_2" text:outline-level="2">Problem Statement</text:h>
      <text:p text:style-name="P12">The problem to be solved is to automatically identify whether a given<text:span text:style-name="T22"> jpg</text:span> image is of a cat or a dog<text:span text:style-name="T23">, along with a probability reflecting the confidence in that prediction. </text:span></text:p>
      <text:p text:style-name="P12"/>
      <text:p text:style-name="P19">The correctness of the solution can be measured using accuracy, which is the percentage of of the predictions were correct out the total number. It can also be measured using log loss, which rewards correct predictions but weights the penalty applied to incorrect predictions according to confidence probability.</text:p>
      <text:h text:style-name="Heading_20_2" text:outline-level="2">Datasets and Inputs</text:h>
      <text:p text:style-name="P11">The dataset for the problem is provided by Kaggle<text:span text:style-name="T42"> and available on their site (Kaggle, no date)</text:span>.<text:span text:style-name="T20"> The training set contains 25,000 images, half of cats and half of dogs. The label for each image is given by the filename, such as</text:span><text:span text:style-name="T5"> dog.1.jpg</text:span><text:span text:style-name="T6">.</text:span><text:span text:style-name="T20"> The test set contains 12,500 images, presumably also approximately evenly distributed. All images contain one, and only one, animal. The training set will be used to train the classifier, and its performance finally evaluated against the images in the test set.</text:span></text:p>
      <text:p text:style-name="P11"/>
      <text:p text:style-name="P20">The training and test set both originally come from the Asirra dataset (Microsoft, <text:span text:style-name="T40">2007</text:span>), of which the full dataset contains more than 3 million images of cats and dogs from petfinder.com. This makes it an ideal dataset for this problem, although as the images are specifically of pet dogs and cats it may be skewed towards certain breeds that are most popular as pets. </text:p>
      <text:h text:style-name="Heading_20_2" text:outline-level="2"><text:soft-page-break/>Solution Statement</text:h>
      <text:p text:style-name="P21">It should be possible to achieve a high accuracy rate in solving the problem by:</text:p>
      <text:p text:style-name="P16"/>
      <text:list xml:id="list2073004635745611817" text:style-name="L1">
        <text:list-item>
          <text:p text:style-name="P22">Downloading an existing neural network pre-trained on ImageNet data.</text:p>
        </text:list-item>
        <text:list-item>
          <text:p text:style-name="P22">Splitting the training data into training and validation sets.</text:p>
        </text:list-item>
        <text:list-item>
          <text:p text:style-name="P22">Fine-tune it by training further of our training data.</text:p>
        </text:list-item>
        <text:list-item>
          <text:p text:style-name="P22">Adapting the network to return just 'cat' or 'dog' classes, rather than the 1000 image net classes.</text:p>
        </text:list-item>
        <text:list-item>
          <text:p text:style-name="P23">Testing and trying different parameters settings to get a high accuracy score on both the training and validation set.</text:p>
        </text:list-item>
      </text:list>
      <text:p text:style-name="P4"/>
      <text:h text:style-name="Heading_20_2" text:outline-level="2">Benchmark Model</text:h>
      <text:p text:style-name="P2">A basic benchmark for this project would be whether it can give better results than could be obtained by chance. With the two output classes of either 'cat' or 'dog', random guessing would be expected to give an accuracy of 0.5. Therefore, we would expect this classifier to be significantly above 0.5 in order to prove its effectiveness. This is also the benchmark set by Kaggle, <text:span text:style-name="T1">which </text:span>currently <text:span text:style-name="T1">lies </text:span>around position ~750 of 990 in the leaderboard. </text:p>
      <text:p text:style-name="P2"/>
      <text:h text:style-name="Heading_20_2" text:outline-level="2">Evaluation Metrics</text:h>
      <text:p text:style-name="P8"><text:span text:style-name="T18">The two evaluation metrics proposed to evaluate the classifier performance are </text:span><text:span text:style-name="T4">accuracy</text:span><text:span text:style-name="T7"> </text:span><text:span text:style-name="T15">and</text:span><text:span text:style-name="T7"> log loss</text:span><text:span text:style-name="T3">. </text:span></text:p>
      <text:p text:style-name="P24"/>
      <text:p text:style-name="P8"><text:span text:style-name="T16">Accuracy</text:span><text:span text:style-name="T8"> is the number of correctly predicted class labels, divided by the total number of predictions made. This is a simple and easy-to-understand metric, and is appropriate due to the dataset being balanced and only binary classification required. In addition, a false positive is not considered either better or worse than a false negative. Therefore, other metrics suitable for imbalanced datasets, such as f1-score, precision and recall, do not offer any real advantage over accuracy in this case.</text:span></text:p>
      <text:p text:style-name="P6"/>
      <text:p text:style-name="P9"><text:span text:style-name="T19">Log loss is the metric used by Kaggle to judge this competition (Kaggle, no date b). <text:line-break/></text:span> </text:p>
      <text:p text:style-name="P7"><text:span text:style-name="T9"><draw:frame draw:style-name="fr1" draw:name="Object1" text:anchor-type="as-char" svg:y="-0.713cm" svg:width="8.53cm" svg:height="1.139cm" draw:z-index="0"><draw:object xlink:href="./Object 1" xlink:type="simple" xlink:show="embed" xlink:actuate="onLoad"/><draw:image xlink:href="./ObjectReplacements/Object 1" xlink:type="simple" xlink:show="embed" xlink:actuate="onLoad"/></draw:frame></text:span><text:line-break/></text:p>
      <text:p text:style-name="P25">In general, a highly accurate model will also have a low log loss score. Log loss applies a higher penalty for incorrect predictions that had a high probability given to them, making it more appropriate for leaderboard ranking. However, it is less intuitively easy to understand. </text:p>
      <text:p text:style-name="P10"/>
      <text:p text:style-name="P25">As Kaggle uses log loss score, this is the only metric available for the test set. Accuracy can be measured by testing against the validation set.</text:p>
      <text:h text:style-name="Heading_20_2" text:outline-level="2">Project Design</text:h>
      <text:p text:style-name="Standard">Ever since the AlexNet architecture was published (Krizhevsky<text:span text:style-name="T41"> et al</text:span>, 2012), convolutional neural networks have dominated the ImageNet Large Scale Visual Recognition Challenge (ILSVRC). This <text:span text:style-name="T31">is an annual competition assessing the state of the art in computer vision. This challenge attempts to classify images into one of a thousand common categories, and therefore techniques used here in should scale down well to classify images into just the two categories of cat or dog. </text:span></text:p>
      <text:p text:style-name="P26"><text:soft-page-break/>Pre-trained deep learning models of previous years winner of the ImageNet Challenge are available to download, along with the weights obtained by training them on the millions of images in ImageNet. <text:s/></text:p>
      <text:p text:style-name="P18"/>
      <text:p text:style-name="P26">I have chosen to use the Keras deep learning framework for this project, due to its Python support, clean API and choice of of either Theano or TensorFlow backends. Keras makes available various "Keras Applications", which include previous winners of the ImageNet challenge such as VGG, ResNet and Inception (Keras, no date) and their ImageNet weights.<text:span text:style-name="T32"> I will use the VGG16 model, as it gives high accuracy without the much higher complexity of ResNet and Inception models.</text:span></text:p>
      <text:p text:style-name="P26"/>
      <text:p text:style-name="P27">The next step would be to use the model with the Kaggle data. For this, we can split the full training data (12,500 images each of cats and dogs) into a validation set (2000 images each) and remaining training data (10,500 images each). Having a separate validation set allows us to assess the performance of the model as it is being trained.</text:p>
      <text:p text:style-name="P27"/>
      <text:p text:style-name="P27">Then we can fine-tune the model by feeding in the training data<text:span text:style-name="T35"> in batches</text:span>, and fitting <text:span text:style-name="T35">the model</text:span> to return just Dog or Cat classes, rather than the 1000 ImageNet classes.<text:span text:style-name="T33"> VGG16 was trained using 224x224 pixel images, so images would need to be resized to this dimension first. </text:span></text:p>
      <text:p text:style-name="P27"/>
      <text:p text:style-name="P28">After training for some number of epochs, this should be sufficient to achieve high accuracy of the image recognition. If not, other techniques may need to be explored. This could include data augmentation (changing the images subtly in different ways so the model has more variety of images to learn from), or <text:span text:style-name="T34">using dropout or </text:span>regularization <text:span text:style-name="T34">to reduce overfitting if necessary.</text:span></text:p>
      <text:h text:style-name="Heading_20_2" text:outline-level="2">References </text:h>
      <text:p text:style-name="P31">Golle, P., 2008, October. Machine learning attacks against the Asirra CAPTCHA. In <text:span text:style-name="T2">Proceedings of the 15th ACM conference on Computer and communications security</text:span> (pp. 535-542). ACM.</text:p>
      <text:p text:style-name="P30"/>
      <text:p text:style-name="P30"><text:span text:style-name="T39">Kaggle, no date. "Dogs vs. Cats Redux: Kernels Edition" available at https://www.kaggle.com/c/dogs-vs-cats-redux-kernels-edition</text:span></text:p>
      <text:p text:style-name="Standard"/>
      <text:p text:style-name="Standard">Keras, no date. "Keras Applications" available at https://keras.io/applications/</text:p>
      <text:p text:style-name="Standard"/>
      <text:p text:style-name="Standard">Krizhevsky, A., Sutskever, I. and Hinton, G.E., 2012. Imagenet classification with deep convolutional neural networks. In <text:span text:style-name="T2">Advances in neural information processing systems</text:span> (pp. 1097-1105).</text:p>
      <text:p text:style-name="Standard"/>
      <text:p text:style-name="P29">Microsoft, 2007. <text:span text:style-name="T37">"Asirra: A CAPTCHA that Exploits Interest-Aligned Manual Image Categorization" available at</text:span> https://www.microsoft.com/en-us/research/publication/asirra-a-captcha-that-exploits-interest-aligned-manual-image-categorization/</text:p>
      <text:p text:style-name="P17"><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Atlas Grotesk" svg:font-family="'Atlas Grotesk', sans-serif"/>
    <style:font-face style:name="STIXGeneral-Regular" svg:font-family="STIXGeneral-Regular"/>
    <style:font-face style:name="Source Sans Pro" svg:font-family="'Source Sans Pro', ff-tisa-web-pro, Georgia, Arial, sans-serif"/>
    <style:font-face style:name="arial" svg:font-family="arial, sans-serif"/>
    <style:font-face style:name="wf segoe-ui light" svg:font-family="'wf segoe-ui light', 'wf segoe-ui semilight', 'wf segoe-ui normal',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21:03:15.478763000</meta:creation-date>
    <dc:date>2017-02-11T15:45:54.703038000</dc:date>
    <meta:editing-duration>PT8H37M49S</meta:editing-duration>
    <meta:editing-cycles>138</meta:editing-cycles>
    <meta:generator>LibreOffice/4.4.7.2$MacOSX_X86_64 LibreOffice_project/f3153a8b245191196a4b6b9abd1d0da16eead600</meta:generator>
    <meta:document-statistic meta:table-count="0" meta:image-count="0" meta:object-count="1" meta:page-count="3" meta:paragraph-count="41" meta:word-count="1227" meta:character-count="7764" meta:non-whitespace-character-count="6568"/>
  </office:meta>
</office:document-meta>
</file>

<file path=Object 1/content.xml><?xml version="1.0" encoding="utf-8"?>
<math xmlns="http://www.w3.org/1998/Math/MathML" display="block">
  <semantics>
    <mrow>
      <mrow>
        <mi mathvariant="italic">LogLoss</mi>
        <mo stretchy="false">=</mo>
        <mi>−</mi>
      </mrow>
      <mfrac>
        <mn>1</mn>
        <mi>n</mi>
      </mfrac>
      <mrow>
        <munderover>
          <mo stretchy="false">∑</mo>
          <mi>n</mi>
          <mrow>
            <mi>i</mi>
            <mo stretchy="false">=</mo>
            <mn>1</mn>
          </mrow>
        </munderover>
        <mrow>
          <mo fence="true" stretchy="false">[</mo>
          <mrow>
            <mrow>
              <msub>
                <mi>y</mi>
                <mi>i</mi>
              </msub>
              <mi>log</mi>
              <mrow>
                <mrow>
                  <mo fence="true" stretchy="false">(</mo>
                  <mrow>
                    <msub>
                      <mi mathvariant="italic">ŷ</mi>
                      <mi>i</mi>
                    </msub>
                  </mrow>
                  <mo fence="true" stretchy="false">)</mo>
                </mrow>
                <mo stretchy="false">+</mo>
                <mrow>
                  <mo fence="true" stretchy="false">(</mo>
                  <mrow>
                    <mrow>
                      <mn>1</mn>
                      <mi>−</mi>
                      <msub>
                        <mi>y</mi>
                        <mi>i</mi>
                      </msub>
                    </mrow>
                  </mrow>
                  <mo fence="true" stretchy="false">)</mo>
                </mrow>
              </mrow>
              <mi>log</mi>
              <mrow>
                <mo fence="true" stretchy="false">(</mo>
                <mrow>
                  <mrow>
                    <mn>1</mn>
                    <mi>−</mi>
                    <msub>
                      <mi mathvariant="italic">ŷ</mi>
                      <mi>i</mi>
                    </msub>
                  </mrow>
                </mrow>
                <mo fence="true" stretchy="false">)</mo>
              </mrow>
            </mrow>
          </mrow>
          <mo fence="true" stretchy="false">]</mo>
        </mrow>
      </mrow>
    </mrow>
    <annotation encoding="StarMath 5.0">LogLoss=−{1} over {n} sum from {n} to {i=1} [ y_i log(ŷ_i)+(1−y_i)log(1−ŷ_i)] </annotation>
  </semantics>
</math>
</file>